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57in"/>
    </style:style>
    <style:style style:name="co2" style:family="table-column">
      <style:table-column-properties fo:break-before="auto" style:column-width="2.1362in"/>
    </style:style>
    <style:style style:name="co3" style:family="table-column">
      <style:table-column-properties fo:break-before="auto" style:column-width="0.189in"/>
    </style:style>
    <style:style style:name="co4" style:family="table-column">
      <style:table-column-properties fo:break-before="auto" style:column-width="0.47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 Unicode MS" style:font-name-complex="Arial Unicode M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>
            <text:p>beanstalkd</text:p>
          </table:table-cell>
          <table:table-cell office:value-type="string">
            <text:p>1b3f6030f7cec238dfeecb7e42636d9517b4bb64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3"/>
          <table:table-cell office:value-type="string">
            <text:p>Results</text:p>
          </table:table-cell>
          <table:table-cell/>
        </table:table-row>
        <table:table-row table:style-name="ro1">
          <table:table-cell office:value-type="string">
            <text:p>cjdns</text:p>
          </table:table-cell>
          <table:table-cell office:value-type="string">
            <text:p>d4ae13470c9811fbea96ce54e950180dcfd0794f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string">
            <text:p>cocos2d-x</text:p>
          </table:table-cell>
          <table:table-cell office:value-type="string">
            <text:p>401d06c284e7d2894834fa7c19596514c40e12f3</text:p>
          </table:table-cell>
          <table:table-cell office:value-type="string">
            <text:p>t</text:p>
          </table:table-cell>
          <table:table-cell office:value-type="string">
            <text:p>N</text:p>
          </table:table-cell>
          <table:table-cell office:value-type="string">
            <text:p>This is a new feature issue tracked</text:p>
          </table:table-cell>
          <table:table-cell table:number-columns-repeated="2"/>
          <table:table-cell office:value-type="string">
            <text:p>Y?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fr_public</text:p>
          </table:table-cell>
          <table:table-cell office:value-type="string">
            <text:p>476d0cf7b10a811c4e67ae26c0262c9dd94920e3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3"/>
          <table:table-cell office:value-type="string">
            <text:p>??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cc</text:p>
          </table:table-cell>
          <table:table-cell office:value-type="string">
            <text:p>860ed6b11342d3e71b0cb5c9238494b96e7d9e26</text:p>
          </table:table-cell>
          <table:table-cell office:value-type="string">
            <text:p>t</text:p>
          </table:table-cell>
          <table:table-cell office:value-type="string">
            <text:p>N?</text:p>
          </table:table-cell>
          <table:table-cell office:value-type="string">
            <text:p>Changes to error message text</text:p>
          </table:table-cell>
          <table:table-cell table:number-columns-repeated="2"/>
          <table:table-cell office:value-type="string">
            <text:p>N?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cc</text:p>
          </table:table-cell>
          <table:table-cell office:value-type="string">
            <text:p>20b80b84df39c0977734490b310e2c0e6a786c8c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3"/>
          <table:table-cell office:value-type="string">
            <text:p>N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gcc</text:p>
          </table:table-cell>
          <table:table-cell office:value-type="string">
            <text:p>f4a78d128009f9a4312281bfa24eda177c354580</text:p>
          </table:table-cell>
          <table:table-cell office:value-type="string">
            <text:p>t</text:p>
          </table:table-cell>
          <table:table-cell office:value-type="string">
            <text:p>Y?</text:p>
          </table:table-cell>
          <table:table-cell office:value-type="string">
            <text:p>Style fixes</text:p>
          </table:table-cell>
          <table:table-cell table:number-columns-repeated="4"/>
        </table:table-row>
        <table:table-row table:style-name="ro2">
          <table:table-cell office:value-type="string">
            <text:p>gcc</text:p>
          </table:table-cell>
          <table:table-cell office:value-type="string">
            <text:p>a3fb7997a5beae9ce90f682c7788faedc7b8bbac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gcc</text:p>
          </table:table-cell>
          <table:table-cell office:value-type="string">
            <text:p>8c886d8ca96e4e968a1b3d9f8a8707b4f061e45f</text:p>
          </table:table-cell>
          <table:table-cell office:value-type="string">
            <text:p>t</text:p>
          </table:table-cell>
          <table:table-cell office:value-type="string">
            <text:p>Y?</text:p>
          </table:table-cell>
          <table:table-cell office:value-type="string">
            <text:p>Style fixes</text:p>
          </table:table-cell>
          <table:table-cell table:number-columns-repeated="4"/>
        </table:table-row>
        <table:table-row table:style-name="ro2">
          <table:table-cell office:value-type="string">
            <text:p>gcc</text:p>
          </table:table-cell>
          <table:table-cell office:value-type="string">
            <text:p>d9e80e62db997f5e9bec96dfe7804e4e4fd1247e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git</text:p>
          </table:table-cell>
          <table:table-cell office:value-type="string">
            <text:p>a4e9d71edb5f87b4dae57b8a474124451e397e6c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hiphop-php</text:p>
          </table:table-cell>
          <table:table-cell office:value-type="string">
            <text:p>fa17ca27e56397390a9c86b6ccad77599953c9f7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1">
          <table:table-cell office:value-type="string">
            <text:p>julia</text:p>
          </table:table-cell>
          <table:table-cell office:value-type="string">
            <text:p>df9b950f708949b82db49c172ad2733b600ea37c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f7b8156d150f7383b42622a9219b230b36435b4a</text:p>
          </table:table-cell>
          <table:table-cell office:value-type="string">
            <text:p>t</text:p>
          </table:table-cell>
          <table:table-cell office:value-type="string">
            <text:p>N</text:p>
          </table:table-cell>
          <table:table-cell office:value-type="string">
            <text:p>This feature added to handle faults in a new format</text:p>
          </table:table-cell>
          <table:table-cell table:number-columns-repeated="4"/>
        </table:table-row>
        <table:table-row table:style-name="ro2">
          <table:table-cell office:value-type="string">
            <text:p>linux</text:p>
          </table:table-cell>
          <table:table-cell office:value-type="string">
            <text:p>a4f4d6df537368297a84e6b9444f403f99bf59f6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f4f82994d1ea0cd01058a245985f1eb5e569e6d3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ec8c842a524888fdcccece337d91798e3e8af880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c4635eb06af700820d658a163f06aff12e17cfb2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57d3c7b09bd797b8db974557a71df8675a22601b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bb45185de2e90af63a7bc48855de6f870cc216fc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243bc65447a74fbc674fc7fab6f212cce62e0152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a43cf0f3511585493e3c948f7ec62f659486d0b3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80acefff3bc7bd53d46c16c683ab66c0ece20810</text:p>
          </table:table-cell>
          <table:table-cell office:value-type="string">
            <text:p>t</text:p>
          </table:table-cell>
          <table:table-cell office:value-type="string">
            <text:p>Y?</text:p>
          </table:table-cell>
          <table:table-cell office:value-type="string">
            <text:p>Not clear from the log, but the code seems to be related to catching bugs from the developer comments</text:p>
          </table:table-cell>
          <table:table-cell table:number-columns-repeated="4"/>
        </table:table-row>
        <table:table-row table:style-name="ro2">
          <table:table-cell office:value-type="string">
            <text:p>linux</text:p>
          </table:table-cell>
          <table:table-cell office:value-type="string">
            <text:p>86ca33e82597c0aeb15fbdfb9619e86ef6b0f704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office:value-type="string">
            <text:p>Handle a bug in something the OS works with</text:p>
          </table:table-cell>
          <table:table-cell table:number-columns-repeated="4"/>
        </table:table-row>
        <table:table-row table:style-name="ro2">
          <table:table-cell office:value-type="string">
            <text:p>linux</text:p>
          </table:table-cell>
          <table:table-cell office:value-type="string">
            <text:p>dcf08227e964a53a2cb39130b74842c7dcb6adde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26cc40a83384178bfaefbcfb4786591498f3e190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office:value-type="string">
            <text:p>Race condition fix</text:p>
          </table:table-cell>
          <table:table-cell table:number-columns-repeated="4"/>
        </table:table-row>
        <table:table-row table:style-name="ro2">
          <table:table-cell office:value-type="string">
            <text:p>linux</text:p>
          </table:table-cell>
          <table:table-cell office:value-type="string">
            <text:p>46da27664887fb95cedba53eafcf876de812c8c1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f6b56696b974a7d6d55f98ebcfb0a1099696fc2e</text:p>
          </table:table-cell>
          <table:table-cell office:value-type="string">
            <text:p>t</text:p>
          </table:table-cell>
          <table:table-cell office:value-type="string">
            <text:p>Y?</text:p>
          </table:table-cell>
          <table:table-cell office:value-type="string">
            <text:p>Documentation fix I think</text:p>
          </table:table-cell>
          <table:table-cell table:number-columns-repeated="4"/>
        </table:table-row>
        <table:table-row table:style-name="ro2">
          <table:table-cell office:value-type="string">
            <text:p>linux</text:p>
          </table:table-cell>
          <table:table-cell office:value-type="string">
            <text:p>9ea927748ced4953f1e9a0f1fa1fdeacd1018b4e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6dc0c2082b8acf30c9239fbbcc051eebdaf7ecff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0af48f42df15b97080b450d24219dd95db7b929a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02bb4b9e4c31809e4c751d7f3808c448e7ad0244</text:p>
          </table:table-cell>
          <table:table-cell office:value-type="string">
            <text:p>t</text:p>
          </table:table-cell>
          <table:table-cell office:value-type="string">
            <text:p>??</text:p>
          </table:table-cell>
          <table:table-cell office:value-type="string">
            <text:p>Unclear, they removed a deprecated method of doing something, but not clear if it was a bug fix</text:p>
          </table:table-cell>
          <table:table-cell table:number-columns-repeated="4"/>
        </table:table-row>
        <table:table-row table:style-name="ro2">
          <table:table-cell office:value-type="string">
            <text:p>linux</text:p>
          </table:table-cell>
          <table:table-cell office:value-type="string">
            <text:p>15a8641eadb492ef7c5489faa25256967bdfd303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9c1dfc5574a7f7115c0fe5bd8f838a8b7a52ee6d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f92ef202988ffb07bb86cf94d0b09f2a61192da7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709e8697af1c86772c1a6fccda6d4b0e2e226547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a849088aa1552b1a28eea3daff599ee22a734ae3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1381b7e82a52c4ae5ebb2ac0951075debb878a2a</text:p>
          </table:table-cell>
          <table:table-cell office:value-type="string">
            <text:p>t</text:p>
          </table:table-cell>
          <table:table-cell office:value-type="string">
            <text:p>N</text:p>
          </table:table-cell>
          <table:table-cell office:value-type="string">
            <text:p>Change of interface used and so the way errors are handled in the new interface changes</text:p>
          </table:table-cell>
          <table:table-cell table:number-columns-repeated="4"/>
        </table:table-row>
        <table:table-row table:style-name="ro2">
          <table:table-cell office:value-type="string">
            <text:p>linux</text:p>
          </table:table-cell>
          <table:table-cell office:value-type="string">
            <text:p>efc463eb508798da4243625b08c7396462cabf9f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0f973f27888e4664b253ab2cf69c67c2eb80ab1b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f7cbb7fcd3bae5264a079e06411b35366da9bd4d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6d3c55fd4f0f94a9455d30df9414ddb0f755f402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9482ac6e34dd1890a9a956d460a135bf992cb54a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716bdf1874647196ac16dd2a1ad359d88844795a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1007da0604b1d2f064bfecece0f131d57237b03f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e7792ce2da5ded80861db787ace9b57ecf7bc96c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d2fffd6c2fd60fe9ab63ef30758d9d43a5057549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005187eecaa400b4b43d9f640fbde9fcc50f37c1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e62c2bba1fb7cf068eb78d731da46e4447a9efb1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90feeb951f61a80d3a8f8e5ced25b9ec78867eaf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0b9e79431377df452348e78262dd5a3dc359eeef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8712f2769dd66d8e7ff179d525b93e0a15a5b963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4f0871a6c7811a433513c3788a7cce27033bb8b8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314893605e07547c372ebc6187e28c784ce0b1ed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c2be05481f6125254c45b78f334d4dd09c701c82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a498899a3eb7cd4b180423e2cb2376f82d3d86c0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e3db7691e9f3dff3289f64e3d98583e28afe03db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600ed41675d8c384519d8f0b3c76afed39ef2f4b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43676ab590c3f8686fd047d34c3e33803eef71f0</text:p>
          </table:table-cell>
          <table:table-cell office:value-type="string">
            <text:p>t</text:p>
          </table:table-cell>
          <table:table-cell office:value-type="string">
            <text:p>N?</text:p>
          </table:table-cell>
          <table:table-cell office:value-type="string">
            <text:p>Seems to be an improvement rather than a fix (was selected because of the word issues)</text:p>
          </table:table-cell>
          <table:table-cell table:number-columns-repeated="4"/>
        </table:table-row>
        <table:table-row table:style-name="ro2">
          <table:table-cell office:value-type="string">
            <text:p>linux</text:p>
          </table:table-cell>
          <table:table-cell office:value-type="string">
            <text:p>5b980b01212199833ee8023770fa4cbf1b85e9f4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77fa49d94a75b5f9702c70b4fbe27b08b21317b9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ad56edad089b56300fd13bb9eeb7d0424d978239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7f65f74ccee15f6eb0009921a428e3c5d5d06ae0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2fe22dcdc79b8dd34e61a3f1231caffd6180a626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61074287c2965edf0fc75b54ae8f4ce99f182669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a09d431f344d854e4fe9cfac44f78cb8202f3eb7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0806903316d516a3b3851c51cea5c71724d9051d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linux</text:p>
          </table:table-cell>
          <table:table-cell office:value-type="string">
            <text:p>4f63ba170866731fd388ce5eff05d5705b193b0c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mongo</text:p>
          </table:table-cell>
          <table:table-cell office:value-type="string">
            <text:p>0bdf5ae60565bd771b0a759e189b49348df039a0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mongo</text:p>
          </table:table-cell>
          <table:table-cell office:value-type="string">
            <text:p>534263f1d83cdeb142c27f0ea5a1ecffc5b7526a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mongo</text:p>
          </table:table-cell>
          <table:table-cell office:value-type="string">
            <text:p>c4a92236f342852a2f633c8ae0fc8011ca85b543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mysql</text:p>
          </table:table-cell>
          <table:table-cell office:value-type="string">
            <text:p>bbdb9770f5f7baf955eb17b5ab8403272579aad8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mysql</text:p>
          </table:table-cell>
          <table:table-cell office:value-type="string">
            <text:p>67e55da3fc28e0a06a5b2cf3c763ff4f3ecd73f2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mysql</text:p>
          </table:table-cell>
          <table:table-cell office:value-type="string">
            <text:p>1a5498becdcd14ddd15ffd240ecfbd13b0e319df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mysql</text:p>
          </table:table-cell>
          <table:table-cell office:value-type="string">
            <text:p>5331ae9743f327bd40bc6c2224ffb7ffe7be6375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mysql</text:p>
          </table:table-cell>
          <table:table-cell office:value-type="string">
            <text:p>d7930724e2e670800cf3f7609b916af7f9e836ad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mysql</text:p>
          </table:table-cell>
          <table:table-cell office:value-type="string">
            <text:p>9dd2117cba265e140d52a5a6ec341c08b573d2bb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mysql</text:p>
          </table:table-cell>
          <table:table-cell office:value-type="string">
            <text:p>a0e6b1bd639d7e4ef1d2659d62e9eccf9e64492d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mysql</text:p>
          </table:table-cell>
          <table:table-cell office:value-type="string">
            <text:p>94395bdce4b2731ed6d7f0e9e74d16507c9dcfa0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mysql</text:p>
          </table:table-cell>
          <table:table-cell office:value-type="string">
            <text:p>9009cd7b709cb3e6ab0a12a668f871b074b480e5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mysql</text:p>
          </table:table-cell>
          <table:table-cell office:value-type="string">
            <text:p>cf9b2c9bfad651b2eeeb468f94eaf2938bf1c299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mysql</text:p>
          </table:table-cell>
          <table:table-cell office:value-type="string">
            <text:p>e94f74bc0ec4fa3c8ec800bd33cac612a07d0182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office:value-type="string">
            <text:p>assertion fix</text:p>
          </table:table-cell>
          <table:table-cell table:number-columns-repeated="4"/>
        </table:table-row>
        <table:table-row table:style-name="ro1">
          <table:table-cell office:value-type="string">
            <text:p>opencv</text:p>
          </table:table-cell>
          <table:table-cell office:value-type="string">
            <text:p>0ce10532b3b98377a42d111884b0d8c238b67424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1">
          <table:table-cell office:value-type="string">
            <text:p>OpenSubdiv</text:p>
          </table:table-cell>
          <table:table-cell office:value-type="string">
            <text:p>50874a5d00bc275cd2f73b7c0a2f0a9d7d2888f8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1">
          <table:table-cell office:value-type="string">
            <text:p>OpenSubdiv</text:p>
          </table:table-cell>
          <table:table-cell office:value-type="string">
            <text:p>7a39b0ad7cb18709f9791d71daf85715e5ff36e1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1">
          <table:table-cell office:value-type="string">
            <text:p>Polycode</text:p>
          </table:table-cell>
          <table:table-cell office:value-type="string">
            <text:p>b5fa6690b7661dd5066bc27c3976042c98fcba31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1">
          <table:table-cell office:value-type="string">
            <text:p>rethinkdb</text:p>
          </table:table-cell>
          <table:table-cell office:value-type="string">
            <text:p>263e4647b772904ad05cffd88dcd59c78ecb1e69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1">
          <table:table-cell office:value-type="string">
            <text:p>rocksdb</text:p>
          </table:table-cell>
          <table:table-cell office:value-type="string">
            <text:p>7c88249f51a742ddc5a9020a78eb034cfd8ffd53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1">
          <table:table-cell office:value-type="string">
            <text:p>scikit-learn</text:p>
          </table:table-cell>
          <table:table-cell office:value-type="string">
            <text:p>31b36e84b345909af1a30996cd9579b8e071bc7d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TideSDK</text:p>
          </table:table-cell>
          <table:table-cell office:value-type="string">
            <text:p>d871caad7dcb8d429c598ab5c78e0bd368d0dd0a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TrinityCore</text:p>
          </table:table-cell>
          <table:table-cell office:value-type="string">
            <text:p>f808a461cc62c8bab6f2ff3d5d93867334dc64ed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TrinityCore</text:p>
          </table:table-cell>
          <table:table-cell office:value-type="string">
            <text:p>93b8e6376d24160034448ae61d38d8e94bd27751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TrinityCore</text:p>
          </table:table-cell>
          <table:table-cell office:value-type="string">
            <text:p>3e2f037b2059ef75140b17750eb98655cd8438c5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TrinityCore</text:p>
          </table:table-cell>
          <table:table-cell office:value-type="string">
            <text:p>306e4c173c2a2c050af61f8eb511c67496621a60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v8</text:p>
          </table:table-cell>
          <table:table-cell office:value-type="string">
            <text:p>f23906a9eb81707fc9fbdd8ab175716212e5f270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v8</text:p>
          </table:table-cell>
          <table:table-cell office:value-type="string">
            <text:p>0612bf456d9ac46a0120598fa53cb6e9dc5c0e62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1">
          <table:table-cell office:value-type="string">
            <text:p>xbmc</text:p>
          </table:table-cell>
          <table:table-cell office:value-type="string">
            <text:p>f0f27afc87f63b41c6b70be73f739df734e26fbc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1">
          <table:table-cell office:value-type="string">
            <text:p>xbmc</text:p>
          </table:table-cell>
          <table:table-cell table:style-name="ce1" office:value-type="string">
            <text:p>aeff83c6046057db4f2b2146aa4139c1e821a57b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1">
          <table:table-cell office:value-type="string">
            <text:p>xbmc</text:p>
          </table:table-cell>
          <table:table-cell office:value-type="string">
            <text:p>84a8264e2e66d292dd38ce75e8c0f4a418e412f1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1">
          <table:table-cell office:value-type="string">
            <text:p>xbmc</text:p>
          </table:table-cell>
          <table:table-cell office:value-type="string">
            <text:p>f55158d85d8030e407a6932d6f97871879a32168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5"/>
        </table:table-row>
      </table:table>
      <table:database-ranges>
        <table:database-range table:target-range-address="Sheet1.A1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5/09/2016</text:date>, <text:time>17:2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meta:document-statistic meta:table-count="1" meta:cell-count="424" meta:object-count="0"/>
  </office:meta>
</office:document-meta>
</file>